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1e4c6" officeooo:paragraph-rsid="0011e4c6"/>
    </style:style>
    <style:style style:name="P2" style:family="paragraph" style:parent-style-name="Header">
      <style:paragraph-properties fo:text-align="end" style:justify-single-word="false"/>
      <style:text-properties fo:font-weight="bold" officeooo:rsid="0011e4c6" officeooo:paragraph-rsid="0011e4c6" style:font-weight-asian="bold" style:font-weight-complex="bold"/>
    </style:style>
    <style:style style:name="P3" style:family="paragraph" style:parent-style-name="Header">
      <style:text-properties fo:font-weight="normal" officeooo:rsid="0011e4c6" officeooo:paragraph-rsid="0011e4c6" style:font-weight-asian="normal" style:font-weight-complex="normal"/>
    </style:style>
    <style:style style:name="P4" style:family="paragraph" style:parent-style-name="Standard">
      <style:text-properties officeooo:rsid="0011e4c6" officeooo:paragraph-rsid="0011e4c6"/>
    </style:style>
    <style:style style:name="P5" style:family="paragraph" style:parent-style-name="Standard">
      <style:text-properties fo:font-style="italic" officeooo:rsid="0011e4c6" officeooo:paragraph-rsid="0011e4c6" style:font-style-asian="italic" style:font-style-complex="italic"/>
    </style:style>
    <style:style style:name="P6" style:family="paragraph" style:parent-style-name="Text_20_body">
      <style:text-properties officeooo:rsid="0011e4c6" officeooo:paragraph-rsid="0011e4c6"/>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fo:font-style="normal" style:font-style-asian="normal" style:font-style-complex="normal"/>
    </style:style>
    <style:style style:name="T5" style:family="text">
      <style:text-properties officeooo:rsid="001370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text:span text:style-name="T2">Objet :</text:span><text:span text:style-name="T3"> Candidature pour le poste de Développeur Web</text:span></text:p>
      <text:p text:style-name="P6"/>
      <text:p text:style-name="Text_20_body"><text:span text:style-name="T4">Madame, Monsieur,</text:span></text:p>
      <text:p text:style-name="Text_20_body"><text:span text:style-name="T4"/></text:p>
      <text:p text:style-name="Text_20_body">Je vous adresse ma candidature pour le poste d'Animateur Commercial au sein de l'entreprise ABC Vente. Ayant déjà acquis une expérience significative dans l'animation commerciale, notamment en accompagnant une mascotte dans divers centres commerciaux, je suis enthousiaste à l'idée de mettre mon dynamisme et mon sens du contact au service de votre équipe. Mon parcours m'a permis de développer des compétences en communication et en animation qui me rendent particulièrement <text:span text:style-name="T5">apte </text:span>à créer une atmosphère conviviale et engageante <text:span text:style-name="T5">avec les clients</text:span>.</text:p>
      <text:p text:style-name="Text_20_body"/>
      <text:p text:style-name="Text_20_body">Lors de mes précédentes missions, j'ai appris à interagir efficacement avec des publics variés et à animer des événements de manière professionnelle. Mon aisance relationnelle et ma capacité à créer des interactions positives ont toujours été appréciées par mes employeurs et les clients. Je suis convaincu que ces qualités, associées à ma passion pour l'animation et la vente, me permettront de contribuer de manière significative au succès des actions commerciales d'ABC Vente.</text:p>
      <text:p text:style-name="Text_20_body"/>
      <text:p text:style-name="Text_20_body">Rejoindre ABC Vente représente pour moi une <text:span text:style-name="T5">vraie</text:span> opportunité de continuer à évoluer dans le domaine de l'animation commerciale tout en apportant une valeur ajoutée à votre entreprise. Je suis déterminé à mettre à profit mon énergie, ma créativité et mon sens de l’initiative pour dynamiser vos opérations commerciales et renforcer la satisfaction de vos clients. Je serais heureux de pouvoir discuter plus en détail de ma candidature et de mes motivations lors d'un entretien. Je vous remercie pour l’attention portée à ma demande et je reste à votre disposition pour un entretien à votre convenance. </text:p>
      <text:p text:style-name="Text_20_body"/>
      <text:p text:style-name="Text_20_body">Cordialement,</text:p>
      <text:p text:style-name="P6">GOUDAL Donovan</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officeooo:rsid="0011e4c6" officeooo:paragraph-rsid="0011e4c6" style:font-weight-asian="normal" style:font-weight-complex="normal"/>
    </style:style>
    <style:style style:name="MP2" style:family="paragraph" style:parent-style-name="Header">
      <style:text-properties officeooo:rsid="0011e4c6" officeooo:paragraph-rsid="0011e4c6"/>
    </style:style>
    <style:style style:name="MP3" style:family="paragraph" style:parent-style-name="Header">
      <style:paragraph-properties fo:text-align="end" style:justify-single-word="false"/>
      <style:text-properties fo:font-weight="bold" officeooo:rsid="0011e4c6" officeooo:paragraph-rsid="0011e4c6" style:font-weight-asian="bold" style:font-weight-complex="bold"/>
    </style:style>
    <style:style style:name="MT1" style:family="text">
      <style:text-properties fo:font-weight="normal" style:font-weight-asian="normal" style:font-weight-complex="normal"/>
    </style:style>
    <style:style style:name="MT2" style:family="text">
      <style:text-properties officeooo:rsid="001370d4"/>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GOUDAL</text:p>
        <text:p text:style-name="MP1">Donovan</text:p>
        <text:p text:style-name="MP1">2B rue Marcel Cachin</text:p>
        <text:p text:style-name="MP1">07 69 18 22 18</text:p>
        <text:p text:style-name="MP2"><text:a xlink:type="simple" xlink:href="mailto:goudal.donovan@live.fr" text:style-name="Internet_20_link" text:visited-style-name="Visited_20_Internet_20_Link"><text:span text:style-name="MT1">goudal.donovan@live.fr</text:span></text:a></text:p>
        <text:p text:style-name="MP3"><text:span text:style-name="MT2">ABC Vente</text:span> </text:p>
        <text:p text:style-name="MP3"><text:span text:style-name="MT2">123</text:span> <text:span text:style-name="MT2">Rue du Commerce</text:span>, <text:span text:style-name="MT2">12345 Achats</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5T09:51:46.589000000</meta:creation-date>
    <dc:date>2024-07-25T10:19:33.604000000</dc:date>
    <meta:editing-duration>PT27M47S</meta:editing-duration>
    <meta:editing-cycles>2</meta:editing-cycles>
    <meta:generator>LibreOffice/7.5.0.3$Windows_X86_64 LibreOffice_project/c21113d003cd3efa8c53188764377a8272d9d6de</meta:generator>
    <meta:document-statistic meta:table-count="0" meta:image-count="0" meta:object-count="0" meta:page-count="1" meta:paragraph-count="14" meta:word-count="283" meta:character-count="1835" meta:non-whitespace-character-count="1564"/>
  </office:meta>
</office:document-meta>
</file>